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cm" svg:height="10.16cm" svg:x="1.762cm" svg:y="-7.63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" draw:layer="layout" svg:width="19cm" svg:height="10.668cm" svg:x="1cm" svg:y="11.66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text-style-name="P1" draw:layer="layout" svg:width="19cm" svg:height="9.38cm" svg:x="1cm" svg:y="34.41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1" draw:layer="layout" svg:width="18.87cm" svg:height="9.38cm" svg:x="0.926cm" svg:y="24.6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" draw:text-style-name="P1" draw:layer="layout" svg:width="19cm" svg:height="10.65cm" svg:x="1.381cm" svg:y="2.796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1T16:31:46.392494280</meta:creation-date>
    <dc:date>2017-11-02T11:03:30.839672768</dc:date>
    <meta:editing-duration>PT1H55M20S</meta:editing-duration>
    <meta:editing-cycles>6</meta:editing-cycles>
    <meta:generator>LibreOffice/5.1.6.2$Linux_X86_64 LibreOffice_project/10m0$Build-2</meta:generator>
    <meta:document-statistic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001cm" svg:height="10.161cm" xlink:href="." xlink:type="simple" chart:class="chart:line" chart:style-name="ch1">
        <chart:title svg:x="8.398cm" svg:y="0.339cm" chart:style-name="ch2">
          <text:p>AngularJS</text:p>
        </chart:title>
        <chart:legend chart:legend-position="bottom" svg:x="5.51cm" svg:y="9.378cm" style:legend-expansion="wide" chart:style-name="ch3"/>
        <chart:plot-area chart:style-name="ch4" chart:data-source-has-labels="both" svg:x="1.391cm" svg:y="1.321cm" svg:width="17.23cm" svg:height="6.873cm">
          <chartooo:coordinate-region svg:x="2.012cm" svg:y="1.52cm" svg:width="16.143cm" svg:height="6.027cm"/>
          <chart:axis chart:dimension="x" chart:name="primary-x" chart:style-name="ch5" chartooo:axis-type="auto">
            <chartooo:date-scale/>
            <chart:title svg:x="8.586cm" svg:y="8.397cm" chart:style-name="ch6">
              <text:p>Wirtualne maszyny</text:p>
            </chart:title>
            <chart:categories table:cell-range-address="local-table.$B$1:.$R$1"/>
            <chart:grid chart:style-name="ch7" chart:class="major"/>
          </chart:axis>
          <chart:axis chart:dimension="y" chart:name="primary-y" chart:style-name="ch5">
            <chart:title svg:x="0.451cm" svg:y="5.119cm" chart:style-name="ch8">
              <text:p>FPS</text:p>
            </chart:title>
            <chart:grid chart:style-name="ch7" chart:class="major"/>
          </chart:axis>
          <chart:series chart:style-name="ch9" chart:values-cell-range-address="local-table.$B$2:.$R$2" chart:label-cell-address="local-table.$A$2" chart:class="chart:line">
            <chart:data-point chart:repeated="17"/>
          </chart:series>
          <chart:series chart:style-name="ch10" chart:values-cell-range-address="local-table.$B$3:.$R$3" chart:label-cell-address="local-table.$A$3" chart:class="chart:line">
            <chart:data-point chart:repeated="17"/>
          </chart:series>
          <chart:series chart:style-name="ch11" chart:values-cell-range-address="local-table.$B$4:.$R$4" chart:label-cell-address="local-table.$A$4" chart:class="chart:line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48">
                <text:p>48</text:p>
              </table:table-cell>
              <table:table-cell office:value-type="float" office:value="64">
                <text:p>64</text:p>
              </table:table-cell>
              <table:table-cell office:value-type="float" office:value="80">
                <text:p>80</text:p>
              </table:table-cell>
              <table:table-cell office:value-type="float" office:value="96">
                <text:p>96</text:p>
              </table:table-cell>
              <table:table-cell office:value-type="float" office:value="112">
                <text:p>112</text:p>
              </table:table-cell>
              <table:table-cell office:value-type="float" office:value="128">
                <text:p>128</text:p>
              </table:table-cell>
              <table:table-cell office:value-type="float" office:value="144">
                <text:p>144</text:p>
              </table:table-cell>
              <table:table-cell office:value-type="float" office:value="160">
                <text:p>160</text:p>
              </table:table-cell>
              <table:table-cell office:value-type="float" office:value="172">
                <text:p>172</text:p>
              </table:table-cell>
              <table:table-cell office:value-type="float" office:value="188">
                <text:p>188</text:p>
              </table:table-cell>
              <table:table-cell office:value-type="float" office:value="204">
                <text:p>204</text:p>
              </table:table-cell>
              <table:table-cell office:value-type="float" office:value="220">
                <text:p>220</text:p>
              </table:table-cell>
              <table:table-cell office:value-type="float" office:value="232">
                <text:p>232</text:p>
              </table:table-cell>
              <table:table-cell office:value-type="float" office:value="248">
                <text:p>248</text:p>
              </table:table-cell>
              <table:table-cell office:value-type="float" office:value="256">
                <text:p>256</text:p>
              </table:table-cell>
            </table:table-row>
          </table:table-header-rows>
          <table:table-rows>
            <table:table-row>
              <table:table-cell office:value-type="string">
                <text:p>Min</text:p>
              </table:table-cell>
              <table:table-cell office:value-type="float" office:value="32.2518">
                <text:p>32.2518</text:p>
              </table:table-cell>
              <table:table-cell office:value-type="float" office:value="23.1401">
                <text:p>23.1401</text:p>
              </table:table-cell>
              <table:table-cell office:value-type="float" office:value="28.3471">
                <text:p>28.3471</text:p>
              </table:table-cell>
              <table:table-cell office:value-type="float" office:value="21.7202">
                <text:p>21.7202</text:p>
              </table:table-cell>
              <table:table-cell office:value-type="float" office:value="21.879">
                <text:p>21.879</text:p>
              </table:table-cell>
              <table:table-cell office:value-type="float" office:value="15.8836">
                <text:p>15.8836</text:p>
              </table:table-cell>
              <table:table-cell office:value-type="float" office:value="12.8972">
                <text:p>12.8972</text:p>
              </table:table-cell>
              <table:table-cell office:value-type="float" office:value="12.9643">
                <text:p>12.9643</text:p>
              </table:table-cell>
              <table:table-cell office:value-type="float" office:value="13.9418">
                <text:p>13.9418</text:p>
              </table:table-cell>
              <table:table-cell office:value-type="float" office:value="12.2266">
                <text:p>12.2266</text:p>
              </table:table-cell>
              <table:table-cell office:value-type="float" office:value="11.5253">
                <text:p>11.5253</text:p>
              </table:table-cell>
              <table:table-cell office:value-type="float" office:value="10.7533">
                <text:p>10.7533</text:p>
              </table:table-cell>
              <table:table-cell office:value-type="float" office:value="11.1888">
                <text:p>11.1888</text:p>
              </table:table-cell>
              <table:table-cell office:value-type="float" office:value="10.1081">
                <text:p>10.1081</text:p>
              </table:table-cell>
              <table:table-cell office:value-type="float" office:value="10.726">
                <text:p>10.726</text:p>
              </table:table-cell>
              <table:table-cell office:value-type="float" office:value="9.8633">
                <text:p>9.8633</text:p>
              </table:table-cell>
              <table:table-cell office:value-type="float" office:value="8.8891">
                <text:p>8.8891</text:p>
              </table:table-cell>
            </table:table-row>
            <table:table-row>
              <table:table-cell office:value-type="string">
                <text:p>Średnia arytmetyczna</text:p>
              </table:table-cell>
              <table:table-cell office:value-type="float" office:value="60.5918">
                <text:p>60.5918</text:p>
              </table:table-cell>
              <table:table-cell office:value-type="float" office:value="60.3262">
                <text:p>60.3262</text:p>
              </table:table-cell>
              <table:table-cell office:value-type="float" office:value="59.618">
                <text:p>59.618</text:p>
              </table:table-cell>
              <table:table-cell office:value-type="float" office:value="50.9316">
                <text:p>50.9316</text:p>
              </table:table-cell>
              <table:table-cell office:value-type="float" office:value="43.3836">
                <text:p>43.3836</text:p>
              </table:table-cell>
              <table:table-cell office:value-type="float" office:value="35.5747">
                <text:p>35.5747</text:p>
              </table:table-cell>
              <table:table-cell office:value-type="float" office:value="33.2678">
                <text:p>33.2678</text:p>
              </table:table-cell>
              <table:table-cell office:value-type="float" office:value="28.5164">
                <text:p>28.5164</text:p>
              </table:table-cell>
              <table:table-cell office:value-type="float" office:value="27.0781">
                <text:p>27.0781</text:p>
              </table:table-cell>
              <table:table-cell office:value-type="float" office:value="25.0763">
                <text:p>25.0763</text:p>
              </table:table-cell>
              <table:table-cell office:value-type="float" office:value="23.5018">
                <text:p>23.5018</text:p>
              </table:table-cell>
              <table:table-cell office:value-type="float" office:value="22.0219">
                <text:p>22.0219</text:p>
              </table:table-cell>
              <table:table-cell office:value-type="float" office:value="20.5411">
                <text:p>20.5411</text:p>
              </table:table-cell>
              <table:table-cell office:value-type="float" office:value="19.3482">
                <text:p>19.3482</text:p>
              </table:table-cell>
              <table:table-cell office:value-type="float" office:value="18.8703">
                <text:p>18.8703</text:p>
              </table:table-cell>
              <table:table-cell office:value-type="float" office:value="18.0055">
                <text:p>18.0055</text:p>
              </table:table-cell>
              <table:table-cell office:value-type="float" office:value="16.9955">
                <text:p>16.9955</text:p>
              </table:table-cell>
            </table:table-row>
            <table:table-row>
              <table:table-cell office:value-type="string">
                <text:p>Max</text:p>
              </table:table-cell>
              <table:table-cell office:value-type="float" office:value="112.5239">
                <text:p>112.5239</text:p>
              </table:table-cell>
              <table:table-cell office:value-type="float" office:value="105.753">
                <text:p>105.753</text:p>
              </table:table-cell>
              <table:table-cell office:value-type="float" office:value="115.4468">
                <text:p>115.4468</text:p>
              </table:table-cell>
              <table:table-cell office:value-type="float" office:value="72.5479">
                <text:p>72.5479</text:p>
              </table:table-cell>
              <table:table-cell office:value-type="float" office:value="54.6717">
                <text:p>54.6717</text:p>
              </table:table-cell>
              <table:table-cell office:value-type="float" office:value="54.6001">
                <text:p>54.6001</text:p>
              </table:table-cell>
              <table:table-cell office:value-type="float" office:value="42.1959">
                <text:p>42.1959</text:p>
              </table:table-cell>
              <table:table-cell office:value-type="float" office:value="40.9417">
                <text:p>40.9417</text:p>
              </table:table-cell>
              <table:table-cell office:value-type="float" office:value="39.1527">
                <text:p>39.1527</text:p>
              </table:table-cell>
              <table:table-cell office:value-type="float" office:value="39.8533">
                <text:p>39.8533</text:p>
              </table:table-cell>
              <table:table-cell office:value-type="float" office:value="32.3572">
                <text:p>32.3572</text:p>
              </table:table-cell>
              <table:table-cell office:value-type="float" office:value="26.3463">
                <text:p>26.3463</text:p>
              </table:table-cell>
              <table:table-cell office:value-type="float" office:value="27.7523">
                <text:p>27.7523</text:p>
              </table:table-cell>
              <table:table-cell office:value-type="float" office:value="24.5676">
                <text:p>24.5676</text:p>
              </table:table-cell>
              <table:table-cell office:value-type="float" office:value="23.5266">
                <text:p>23.5266</text:p>
              </table:table-cell>
              <table:table-cell office:value-type="float" office:value="21.9611">
                <text:p>21.9611</text:p>
              </table:table-cell>
              <table:table-cell office:value-type="float" office:value="19.7246">
                <text:p>19.72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001cm" svg:height="10.669cm" xlink:href="." xlink:type="simple" chart:class="chart:line" chart:style-name="ch1">
        <chart:title svg:x="8.663cm" svg:y="0.349cm" chart:style-name="ch2">
          <text:p>Angular</text:p>
        </chart:title>
        <chart:legend chart:legend-position="bottom" svg:x="5.51cm" svg:y="9.886cm" style:legend-expansion="wide" chart:style-name="ch3"/>
        <chart:plot-area chart:style-name="ch4" chart:data-source-has-labels="both" svg:x="1.391cm" svg:y="1.341cm" svg:width="17.23cm" svg:height="7.351cm">
          <chartooo:coordinate-region svg:x="2.012cm" svg:y="1.54cm" svg:width="16.143cm" svg:height="6.505cm"/>
          <chart:axis chart:dimension="x" chart:name="primary-x" chart:style-name="ch5" chartooo:axis-type="auto">
            <chartooo:date-scale/>
            <chart:title svg:x="8.586cm" svg:y="8.905cm" chart:style-name="ch6">
              <text:p>Wirtualne maszyny</text:p>
            </chart:title>
            <chart:categories table:cell-range-address="local-table.$B$1:.$R$1"/>
            <chart:grid chart:style-name="ch7" chart:class="major"/>
          </chart:axis>
          <chart:axis chart:dimension="y" chart:name="primary-y" chart:style-name="ch5">
            <chart:title svg:x="0.451cm" svg:y="5.378cm" chart:style-name="ch8">
              <text:p>FPS</text:p>
            </chart:title>
            <chart:grid chart:style-name="ch7" chart:class="major"/>
          </chart:axis>
          <chart:series chart:style-name="ch9" chart:values-cell-range-address="local-table.$B$2:.$R$2" chart:label-cell-address="local-table.$A$2" chart:class="chart:line">
            <chart:data-point chart:repeated="17"/>
          </chart:series>
          <chart:series chart:style-name="ch10" chart:values-cell-range-address="local-table.$B$3:.$R$3" chart:label-cell-address="local-table.$A$3" chart:class="chart:line">
            <chart:data-point chart:repeated="17"/>
          </chart:series>
          <chart:series chart:style-name="ch11" chart:values-cell-range-address="local-table.$B$4:.$R$4" chart:label-cell-address="local-table.$A$4" chart:class="chart:line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48">
                <text:p>48</text:p>
              </table:table-cell>
              <table:table-cell office:value-type="float" office:value="64">
                <text:p>64</text:p>
              </table:table-cell>
              <table:table-cell office:value-type="float" office:value="80">
                <text:p>80</text:p>
              </table:table-cell>
              <table:table-cell office:value-type="float" office:value="96">
                <text:p>96</text:p>
              </table:table-cell>
              <table:table-cell office:value-type="float" office:value="112">
                <text:p>112</text:p>
              </table:table-cell>
              <table:table-cell office:value-type="float" office:value="128">
                <text:p>128</text:p>
              </table:table-cell>
              <table:table-cell office:value-type="float" office:value="144">
                <text:p>144</text:p>
              </table:table-cell>
              <table:table-cell office:value-type="float" office:value="160">
                <text:p>160</text:p>
              </table:table-cell>
              <table:table-cell office:value-type="float" office:value="172">
                <text:p>172</text:p>
              </table:table-cell>
              <table:table-cell office:value-type="float" office:value="188">
                <text:p>188</text:p>
              </table:table-cell>
              <table:table-cell office:value-type="float" office:value="204">
                <text:p>204</text:p>
              </table:table-cell>
              <table:table-cell office:value-type="float" office:value="220">
                <text:p>220</text:p>
              </table:table-cell>
              <table:table-cell office:value-type="float" office:value="232">
                <text:p>232</text:p>
              </table:table-cell>
              <table:table-cell office:value-type="float" office:value="248">
                <text:p>248</text:p>
              </table:table-cell>
              <table:table-cell office:value-type="float" office:value="256">
                <text:p>256</text:p>
              </table:table-cell>
            </table:table-row>
          </table:table-header-rows>
          <table:table-rows>
            <table:table-row>
              <table:table-cell office:value-type="string">
                <text:p>Min</text:p>
              </table:table-cell>
              <table:table-cell office:value-type="float" office:value="35.823">
                <text:p>35.823</text:p>
              </table:table-cell>
              <table:table-cell office:value-type="float" office:value="24.9327">
                <text:p>24.9327</text:p>
              </table:table-cell>
              <table:table-cell office:value-type="float" office:value="21.5494">
                <text:p>21.5494</text:p>
              </table:table-cell>
              <table:table-cell office:value-type="float" office:value="23.955">
                <text:p>23.955</text:p>
              </table:table-cell>
              <table:table-cell office:value-type="float" office:value="22.2802">
                <text:p>22.2802</text:p>
              </table:table-cell>
              <table:table-cell office:value-type="float" office:value="18.5598">
                <text:p>18.5598</text:p>
              </table:table-cell>
              <table:table-cell office:value-type="float" office:value="13.3774">
                <text:p>13.3774</text:p>
              </table:table-cell>
              <table:table-cell office:value-type="float" office:value="13.4416">
                <text:p>13.4416</text:p>
              </table:table-cell>
              <table:table-cell office:value-type="float" office:value="12.9958">
                <text:p>12.9958</text:p>
              </table:table-cell>
              <table:table-cell office:value-type="float" office:value="11.1988">
                <text:p>11.1988</text:p>
              </table:table-cell>
              <table:table-cell office:value-type="float" office:value="10.7087">
                <text:p>10.7087</text:p>
              </table:table-cell>
              <table:table-cell office:value-type="float" office:value="9.8829">
                <text:p>9.8829</text:p>
              </table:table-cell>
              <table:table-cell office:value-type="float" office:value="11.26">
                <text:p>11.26</text:p>
              </table:table-cell>
              <table:table-cell office:value-type="float" office:value="9.9182">
                <text:p>9.9182</text:p>
              </table:table-cell>
              <table:table-cell office:value-type="float" office:value="9.141">
                <text:p>9.141</text:p>
              </table:table-cell>
              <table:table-cell office:value-type="float" office:value="9.6382">
                <text:p>9.6382</text:p>
              </table:table-cell>
              <table:table-cell office:value-type="float" office:value="8.5746">
                <text:p>8.5746</text:p>
              </table:table-cell>
            </table:table-row>
            <table:table-row>
              <table:table-cell office:value-type="string">
                <text:p>Średnia arytmetyczna</text:p>
              </table:table-cell>
              <table:table-cell office:value-type="float" office:value="60.3994">
                <text:p>60.3994</text:p>
              </table:table-cell>
              <table:table-cell office:value-type="float" office:value="60.0407">
                <text:p>60.0407</text:p>
              </table:table-cell>
              <table:table-cell office:value-type="float" office:value="59.6922">
                <text:p>59.6922</text:p>
              </table:table-cell>
              <table:table-cell office:value-type="float" office:value="50.6024">
                <text:p>50.6024</text:p>
              </table:table-cell>
              <table:table-cell office:value-type="float" office:value="43.6921">
                <text:p>43.6921</text:p>
              </table:table-cell>
              <table:table-cell office:value-type="float" office:value="35.9992">
                <text:p>35.9992</text:p>
              </table:table-cell>
              <table:table-cell office:value-type="float" office:value="31.33">
                <text:p>31.33</text:p>
              </table:table-cell>
              <table:table-cell office:value-type="float" office:value="29.1274">
                <text:p>29.1274</text:p>
              </table:table-cell>
              <table:table-cell office:value-type="float" office:value="26.9256">
                <text:p>26.9256</text:p>
              </table:table-cell>
              <table:table-cell office:value-type="float" office:value="24.1682">
                <text:p>24.1682</text:p>
              </table:table-cell>
              <table:table-cell office:value-type="float" office:value="23.0777">
                <text:p>23.0777</text:p>
              </table:table-cell>
              <table:table-cell office:value-type="float" office:value="21.3871">
                <text:p>21.3871</text:p>
              </table:table-cell>
              <table:table-cell office:value-type="float" office:value="19.984">
                <text:p>19.984</text:p>
              </table:table-cell>
              <table:table-cell office:value-type="float" office:value="18.4973">
                <text:p>18.4973</text:p>
              </table:table-cell>
              <table:table-cell office:value-type="float" office:value="18.2625">
                <text:p>18.2625</text:p>
              </table:table-cell>
              <table:table-cell office:value-type="float" office:value="16.997">
                <text:p>16.997</text:p>
              </table:table-cell>
              <table:table-cell office:value-type="float" office:value="16.6044">
                <text:p>16.6044</text:p>
              </table:table-cell>
            </table:table-row>
            <table:table-row>
              <table:table-cell office:value-type="string">
                <text:p>Max</text:p>
              </table:table-cell>
              <table:table-cell office:value-type="float" office:value="94.2329">
                <text:p>94.2329</text:p>
              </table:table-cell>
              <table:table-cell office:value-type="float" office:value="94.4287">
                <text:p>94.4287</text:p>
              </table:table-cell>
              <table:table-cell office:value-type="float" office:value="84.3313">
                <text:p>84.3313</text:p>
              </table:table-cell>
              <table:table-cell office:value-type="float" office:value="79.1077">
                <text:p>79.1077</text:p>
              </table:table-cell>
              <table:table-cell office:value-type="float" office:value="76.6812">
                <text:p>76.6812</text:p>
              </table:table-cell>
              <table:table-cell office:value-type="float" office:value="61.0426">
                <text:p>61.0426</text:p>
              </table:table-cell>
              <table:table-cell office:value-type="float" office:value="43.1444">
                <text:p>43.1444</text:p>
              </table:table-cell>
              <table:table-cell office:value-type="float" office:value="34.6176">
                <text:p>34.6176</text:p>
              </table:table-cell>
              <table:table-cell office:value-type="float" office:value="34.1052">
                <text:p>34.1052</text:p>
              </table:table-cell>
              <table:table-cell office:value-type="float" office:value="29.3315">
                <text:p>29.3315</text:p>
              </table:table-cell>
              <table:table-cell office:value-type="float" office:value="33.5852">
                <text:p>33.5852</text:p>
              </table:table-cell>
              <table:table-cell office:value-type="float" office:value="28.845">
                <text:p>28.845</text:p>
              </table:table-cell>
              <table:table-cell office:value-type="float" office:value="23.3738">
                <text:p>23.3738</text:p>
              </table:table-cell>
              <table:table-cell office:value-type="float" office:value="22.6347">
                <text:p>22.6347</text:p>
              </table:table-cell>
              <table:table-cell office:value-type="float" office:value="23.5555">
                <text:p>23.5555</text:p>
              </table:table-cell>
              <table:table-cell office:value-type="float" office:value="22.2856">
                <text:p>22.2856</text:p>
              </table:table-cell>
              <table:table-cell office:value-type="float" office:value="20.4011">
                <text:p>20.40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001cm" svg:height="9.381cm" xlink:href="." xlink:type="simple" chart:class="chart:line" chart:style-name="ch1">
        <chart:title svg:x="8.57cm" svg:y="0.323cm" chart:style-name="ch2">
          <text:p>mithril.js</text:p>
        </chart:title>
        <chart:legend chart:legend-position="bottom" svg:x="5.51cm" svg:y="8.598cm" style:legend-expansion="wide" chart:style-name="ch3"/>
        <chart:plot-area chart:style-name="ch4" chart:data-source-has-labels="both" svg:x="1.391cm" svg:y="1.289cm" svg:width="17.23cm" svg:height="6.141cm">
          <chartooo:coordinate-region svg:x="2.012cm" svg:y="1.488cm" svg:width="16.143cm" svg:height="5.295cm"/>
          <chart:axis chart:dimension="x" chart:name="primary-x" chart:style-name="ch5" chartooo:axis-type="auto">
            <chartooo:date-scale/>
            <chart:title svg:x="8.586cm" svg:y="7.617cm" chart:style-name="ch6">
              <text:p>Wirtualne maszyny</text:p>
            </chart:title>
            <chart:categories table:cell-range-address="local-table.$B$1:.$R$1"/>
            <chart:grid chart:style-name="ch7" chart:class="major"/>
          </chart:axis>
          <chart:axis chart:dimension="y" chart:name="primary-y" chart:style-name="ch5">
            <chart:title svg:x="0.451cm" svg:y="4.721cm" chart:style-name="ch8">
              <text:p>FPS</text:p>
            </chart:title>
            <chart:grid chart:style-name="ch7" chart:class="major"/>
          </chart:axis>
          <chart:series chart:style-name="ch9" chart:values-cell-range-address="local-table.$B$2:.$R$2" chart:label-cell-address="local-table.$A$2" chart:class="chart:line">
            <chart:data-point chart:repeated="17"/>
          </chart:series>
          <chart:series chart:style-name="ch10" chart:values-cell-range-address="local-table.$B$3:.$R$3" chart:label-cell-address="local-table.$A$3" chart:class="chart:line">
            <chart:data-point chart:repeated="17"/>
          </chart:series>
          <chart:series chart:style-name="ch11" chart:values-cell-range-address="local-table.$B$4:.$R$4" chart:label-cell-address="local-table.$A$4" chart:class="chart:line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48">
                <text:p>48</text:p>
              </table:table-cell>
              <table:table-cell office:value-type="float" office:value="64">
                <text:p>64</text:p>
              </table:table-cell>
              <table:table-cell office:value-type="float" office:value="80">
                <text:p>80</text:p>
              </table:table-cell>
              <table:table-cell office:value-type="float" office:value="96">
                <text:p>96</text:p>
              </table:table-cell>
              <table:table-cell office:value-type="float" office:value="112">
                <text:p>112</text:p>
              </table:table-cell>
              <table:table-cell office:value-type="float" office:value="128">
                <text:p>128</text:p>
              </table:table-cell>
              <table:table-cell office:value-type="float" office:value="144">
                <text:p>144</text:p>
              </table:table-cell>
              <table:table-cell office:value-type="float" office:value="160">
                <text:p>160</text:p>
              </table:table-cell>
              <table:table-cell office:value-type="float" office:value="172">
                <text:p>172</text:p>
              </table:table-cell>
              <table:table-cell office:value-type="float" office:value="188">
                <text:p>188</text:p>
              </table:table-cell>
              <table:table-cell office:value-type="float" office:value="204">
                <text:p>204</text:p>
              </table:table-cell>
              <table:table-cell office:value-type="float" office:value="220">
                <text:p>220</text:p>
              </table:table-cell>
              <table:table-cell office:value-type="float" office:value="232">
                <text:p>232</text:p>
              </table:table-cell>
              <table:table-cell office:value-type="float" office:value="248">
                <text:p>248</text:p>
              </table:table-cell>
              <table:table-cell office:value-type="float" office:value="256">
                <text:p>256</text:p>
              </table:table-cell>
            </table:table-row>
          </table:table-header-rows>
          <table:table-rows>
            <table:table-row>
              <table:table-cell office:value-type="string">
                <text:p>Min</text:p>
              </table:table-cell>
              <table:table-cell office:value-type="float" office:value="26.0159">
                <text:p>26.0159</text:p>
              </table:table-cell>
              <table:table-cell office:value-type="float" office:value="20.4052">
                <text:p>20.4052</text:p>
              </table:table-cell>
              <table:table-cell office:value-type="float" office:value="22.9458">
                <text:p>22.9458</text:p>
              </table:table-cell>
              <table:table-cell office:value-type="float" office:value="23.1086">
                <text:p>23.1086</text:p>
              </table:table-cell>
              <table:table-cell office:value-type="float" office:value="24.0877">
                <text:p>24.0877</text:p>
              </table:table-cell>
              <table:table-cell office:value-type="float" office:value="15.6703">
                <text:p>15.6703</text:p>
              </table:table-cell>
              <table:table-cell office:value-type="float" office:value="16.9598">
                <text:p>16.9598</text:p>
              </table:table-cell>
              <table:table-cell office:value-type="float" office:value="15.9637">
                <text:p>15.9637</text:p>
              </table:table-cell>
              <table:table-cell office:value-type="float" office:value="13.9249">
                <text:p>13.9249</text:p>
              </table:table-cell>
              <table:table-cell office:value-type="float" office:value="13.6493">
                <text:p>13.6493</text:p>
              </table:table-cell>
              <table:table-cell office:value-type="float" office:value="10.6918">
                <text:p>10.6918</text:p>
              </table:table-cell>
              <table:table-cell office:value-type="float" office:value="8.8657">
                <text:p>8.8657</text:p>
              </table:table-cell>
              <table:table-cell office:value-type="float" office:value="10.8206">
                <text:p>10.8206</text:p>
              </table:table-cell>
              <table:table-cell office:value-type="float" office:value="10.8158">
                <text:p>10.8158</text:p>
              </table:table-cell>
              <table:table-cell office:value-type="float" office:value="9.7294">
                <text:p>9.7294</text:p>
              </table:table-cell>
              <table:table-cell office:value-type="float" office:value="10.5369">
                <text:p>10.5369</text:p>
              </table:table-cell>
              <table:table-cell office:value-type="float" office:value="9.5181">
                <text:p>9.5181</text:p>
              </table:table-cell>
            </table:table-row>
            <table:table-row>
              <table:table-cell office:value-type="string">
                <text:p>Średnia arytmetyczna</text:p>
              </table:table-cell>
              <table:table-cell office:value-type="float" office:value="60.7794">
                <text:p>60.7794</text:p>
              </table:table-cell>
              <table:table-cell office:value-type="float" office:value="59.9438">
                <text:p>59.9438</text:p>
              </table:table-cell>
              <table:table-cell office:value-type="float" office:value="58.6511">
                <text:p>58.6511</text:p>
              </table:table-cell>
              <table:table-cell office:value-type="float" office:value="53.8146">
                <text:p>53.8146</text:p>
              </table:table-cell>
              <table:table-cell office:value-type="float" office:value="45.774">
                <text:p>45.774</text:p>
              </table:table-cell>
              <table:table-cell office:value-type="float" office:value="38.511">
                <text:p>38.511</text:p>
              </table:table-cell>
              <table:table-cell office:value-type="float" office:value="33.6535">
                <text:p>33.6535</text:p>
              </table:table-cell>
              <table:table-cell office:value-type="float" office:value="30.2822">
                <text:p>30.2822</text:p>
              </table:table-cell>
              <table:table-cell office:value-type="float" office:value="29.0721">
                <text:p>29.0721</text:p>
              </table:table-cell>
              <table:table-cell office:value-type="float" office:value="25.945">
                <text:p>25.945</text:p>
              </table:table-cell>
              <table:table-cell office:value-type="float" office:value="25.1155">
                <text:p>25.1155</text:p>
              </table:table-cell>
              <table:table-cell office:value-type="float" office:value="23.151">
                <text:p>23.151</text:p>
              </table:table-cell>
              <table:table-cell office:value-type="float" office:value="21.8012">
                <text:p>21.8012</text:p>
              </table:table-cell>
              <table:table-cell office:value-type="float" office:value="20.4229">
                <text:p>20.4229</text:p>
              </table:table-cell>
              <table:table-cell office:value-type="float" office:value="19.9175">
                <text:p>19.9175</text:p>
              </table:table-cell>
              <table:table-cell office:value-type="float" office:value="18.2509">
                <text:p>18.2509</text:p>
              </table:table-cell>
              <table:table-cell office:value-type="float" office:value="17.7767">
                <text:p>17.7767</text:p>
              </table:table-cell>
            </table:table-row>
            <table:table-row>
              <table:table-cell office:value-type="string">
                <text:p>Max</text:p>
              </table:table-cell>
              <table:table-cell office:value-type="float" office:value="103.1885">
                <text:p>103.1885</text:p>
              </table:table-cell>
              <table:table-cell office:value-type="float" office:value="91.2909">
                <text:p>91.2909</text:p>
              </table:table-cell>
              <table:table-cell office:value-type="float" office:value="76.5814">
                <text:p>76.5814</text:p>
              </table:table-cell>
              <table:table-cell office:value-type="float" office:value="121.8324">
                <text:p>121.8324</text:p>
              </table:table-cell>
              <table:table-cell office:value-type="float" office:value="83.5561">
                <text:p>83.5561</text:p>
              </table:table-cell>
              <table:table-cell office:value-type="float" office:value="65.8458">
                <text:p>65.8458</text:p>
              </table:table-cell>
              <table:table-cell office:value-type="float" office:value="54.0073">
                <text:p>54.0073</text:p>
              </table:table-cell>
              <table:table-cell office:value-type="float" office:value="49.2756">
                <text:p>49.2756</text:p>
              </table:table-cell>
              <table:table-cell office:value-type="float" office:value="156.789">
                <text:p>156.789</text:p>
              </table:table-cell>
              <table:table-cell office:value-type="float" office:value="32.5563">
                <text:p>32.5563</text:p>
              </table:table-cell>
              <table:table-cell office:value-type="float" office:value="150.4664">
                <text:p>150.4664</text:p>
              </table:table-cell>
              <table:table-cell office:value-type="float" office:value="29.6033">
                <text:p>29.6033</text:p>
              </table:table-cell>
              <table:table-cell office:value-type="float" office:value="29.9267">
                <text:p>29.9267</text:p>
              </table:table-cell>
              <table:table-cell office:value-type="float" office:value="26.8897">
                <text:p>26.8897</text:p>
              </table:table-cell>
              <table:table-cell office:value-type="float" office:value="26.4208">
                <text:p>26.4208</text:p>
              </table:table-cell>
              <table:table-cell office:value-type="float" office:value="21.5373">
                <text:p>21.5373</text:p>
              </table:table-cell>
              <table:table-cell office:value-type="float" office:value="21.588">
                <text:p>21.5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871cm" svg:height="9.381cm" xlink:href="." xlink:type="simple" chart:class="chart:line" chart:style-name="ch1">
        <chart:title svg:x="8.77cm" svg:y="0.323cm" chart:style-name="ch2">
          <text:p>React</text:p>
        </chart:title>
        <chart:legend chart:legend-position="bottom" svg:x="5.445cm" svg:y="8.598cm" style:legend-expansion="wide" chart:style-name="ch3"/>
        <chart:plot-area chart:style-name="ch4" chart:data-source-has-labels="both" svg:x="1.388cm" svg:y="1.289cm" svg:width="17.106cm" svg:height="6.141cm">
          <chartooo:coordinate-region svg:x="2.009cm" svg:y="1.488cm" svg:width="16.019cm" svg:height="5.295cm"/>
          <chart:axis chart:dimension="x" chart:name="primary-x" chart:style-name="ch5" chartooo:axis-type="auto">
            <chartooo:date-scale/>
            <chart:title svg:x="8.521cm" svg:y="7.617cm" chart:style-name="ch6">
              <text:p>Wirtualne maszyny</text:p>
            </chart:title>
            <chart:categories table:cell-range-address="local-table.$B$1:.$R$1"/>
            <chart:grid chart:style-name="ch7" chart:class="major"/>
          </chart:axis>
          <chart:axis chart:dimension="y" chart:name="primary-y" chart:style-name="ch5">
            <chart:title svg:x="0.451cm" svg:y="4.721cm" chart:style-name="ch8">
              <text:p>FPS</text:p>
            </chart:title>
            <chart:grid chart:style-name="ch7" chart:class="major"/>
          </chart:axis>
          <chart:series chart:style-name="ch9" chart:values-cell-range-address="local-table.$B$2:.$R$2" chart:label-cell-address="local-table.$A$2" chart:class="chart:line">
            <chart:data-point chart:repeated="17"/>
          </chart:series>
          <chart:series chart:style-name="ch10" chart:values-cell-range-address="local-table.$B$3:.$R$3" chart:label-cell-address="local-table.$A$3" chart:class="chart:line">
            <chart:data-point chart:repeated="17"/>
          </chart:series>
          <chart:series chart:style-name="ch11" chart:values-cell-range-address="local-table.$B$4:.$R$4" chart:label-cell-address="local-table.$A$4" chart:class="chart:line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48">
                <text:p>48</text:p>
              </table:table-cell>
              <table:table-cell office:value-type="float" office:value="64">
                <text:p>64</text:p>
              </table:table-cell>
              <table:table-cell office:value-type="float" office:value="80">
                <text:p>80</text:p>
              </table:table-cell>
              <table:table-cell office:value-type="float" office:value="96">
                <text:p>96</text:p>
              </table:table-cell>
              <table:table-cell office:value-type="float" office:value="112">
                <text:p>112</text:p>
              </table:table-cell>
              <table:table-cell office:value-type="float" office:value="128">
                <text:p>128</text:p>
              </table:table-cell>
              <table:table-cell office:value-type="float" office:value="144">
                <text:p>144</text:p>
              </table:table-cell>
              <table:table-cell office:value-type="float" office:value="160">
                <text:p>160</text:p>
              </table:table-cell>
              <table:table-cell office:value-type="float" office:value="172">
                <text:p>172</text:p>
              </table:table-cell>
              <table:table-cell office:value-type="float" office:value="188">
                <text:p>188</text:p>
              </table:table-cell>
              <table:table-cell office:value-type="float" office:value="204">
                <text:p>204</text:p>
              </table:table-cell>
              <table:table-cell office:value-type="float" office:value="220">
                <text:p>220</text:p>
              </table:table-cell>
              <table:table-cell office:value-type="float" office:value="232">
                <text:p>232</text:p>
              </table:table-cell>
              <table:table-cell office:value-type="float" office:value="248">
                <text:p>248</text:p>
              </table:table-cell>
              <table:table-cell office:value-type="float" office:value="256">
                <text:p>256</text:p>
              </table:table-cell>
            </table:table-row>
          </table:table-header-rows>
          <table:table-rows>
            <table:table-row>
              <table:table-cell office:value-type="string">
                <text:p>Min</text:p>
              </table:table-cell>
              <table:table-cell office:value-type="float" office:value="28.9519">
                <text:p>28.9519</text:p>
              </table:table-cell>
              <table:table-cell office:value-type="float" office:value="23.3847">
                <text:p>23.3847</text:p>
              </table:table-cell>
              <table:table-cell office:value-type="float" office:value="22.097">
                <text:p>22.097</text:p>
              </table:table-cell>
              <table:table-cell office:value-type="float" office:value="20.7822">
                <text:p>20.7822</text:p>
              </table:table-cell>
              <table:table-cell office:value-type="float" office:value="6.2832">
                <text:p>6.2832</text:p>
              </table:table-cell>
              <table:table-cell office:value-type="float" office:value="13.5669">
                <text:p>13.5669</text:p>
              </table:table-cell>
              <table:table-cell office:value-type="float" office:value="10.5009">
                <text:p>10.5009</text:p>
              </table:table-cell>
              <table:table-cell office:value-type="float" office:value="9.8623">
                <text:p>9.8623</text:p>
              </table:table-cell>
              <table:table-cell office:value-type="float" office:value="8.7033">
                <text:p>8.7033</text:p>
              </table:table-cell>
              <table:table-cell office:value-type="float" office:value="7.8844">
                <text:p>7.8844</text:p>
              </table:table-cell>
              <table:table-cell office:value-type="float" office:value="6.4566">
                <text:p>6.4566</text:p>
              </table:table-cell>
              <table:table-cell office:value-type="float" office:value="6.6217">
                <text:p>6.6217</text:p>
              </table:table-cell>
              <table:table-cell office:value-type="float" office:value="5.7962">
                <text:p>5.7962</text:p>
              </table:table-cell>
              <table:table-cell office:value-type="float" office:value="4.6042">
                <text:p>4.6042</text:p>
              </table:table-cell>
              <table:table-cell office:value-type="float" office:value="4.4336">
                <text:p>4.4336</text:p>
              </table:table-cell>
              <table:table-cell office:value-type="float" office:value="5.6564">
                <text:p>5.6564</text:p>
              </table:table-cell>
              <table:table-cell office:value-type="float" office:value="4.2413">
                <text:p>4.2413</text:p>
              </table:table-cell>
            </table:table-row>
            <table:table-row>
              <table:table-cell office:value-type="string">
                <text:p>Średnia arytmetyczna</text:p>
              </table:table-cell>
              <table:table-cell office:value-type="float" office:value="62.9361">
                <text:p>62.9361</text:p>
              </table:table-cell>
              <table:table-cell office:value-type="float" office:value="55.391">
                <text:p>55.391</text:p>
              </table:table-cell>
              <table:table-cell office:value-type="float" office:value="37.8894">
                <text:p>37.8894</text:p>
              </table:table-cell>
              <table:table-cell office:value-type="float" office:value="31.8319">
                <text:p>31.8319</text:p>
              </table:table-cell>
              <table:table-cell office:value-type="float" office:value="25.2395">
                <text:p>25.2395</text:p>
              </table:table-cell>
              <table:table-cell office:value-type="float" office:value="21.3654">
                <text:p>21.3654</text:p>
              </table:table-cell>
              <table:table-cell office:value-type="float" office:value="18.5916">
                <text:p>18.5916</text:p>
              </table:table-cell>
              <table:table-cell office:value-type="float" office:value="16.6169">
                <text:p>16.6169</text:p>
              </table:table-cell>
              <table:table-cell office:value-type="float" office:value="14.9217">
                <text:p>14.9217</text:p>
              </table:table-cell>
              <table:table-cell office:value-type="float" office:value="13.4915">
                <text:p>13.4915</text:p>
              </table:table-cell>
              <table:table-cell office:value-type="float" office:value="12.3384">
                <text:p>12.3384</text:p>
              </table:table-cell>
              <table:table-cell office:value-type="float" office:value="11.5802">
                <text:p>11.5802</text:p>
              </table:table-cell>
              <table:table-cell office:value-type="float" office:value="10.4157">
                <text:p>10.4157</text:p>
              </table:table-cell>
              <table:table-cell office:value-type="float" office:value="9.7899">
                <text:p>9.7899</text:p>
              </table:table-cell>
              <table:table-cell office:value-type="float" office:value="9.328">
                <text:p>9.328</text:p>
              </table:table-cell>
              <table:table-cell office:value-type="float" office:value="8.7244">
                <text:p>8.7244</text:p>
              </table:table-cell>
              <table:table-cell office:value-type="float" office:value="8.5567">
                <text:p>8.5567</text:p>
              </table:table-cell>
            </table:table-row>
            <table:table-row>
              <table:table-cell office:value-type="string">
                <text:p>Max</text:p>
              </table:table-cell>
              <table:table-cell office:value-type="float" office:value="113.688">
                <text:p>113.688</text:p>
              </table:table-cell>
              <table:table-cell office:value-type="float" office:value="131.5616">
                <text:p>131.5616</text:p>
              </table:table-cell>
              <table:table-cell office:value-type="float" office:value="84.1538">
                <text:p>84.1538</text:p>
              </table:table-cell>
              <table:table-cell office:value-type="float" office:value="57.8905">
                <text:p>57.8905</text:p>
              </table:table-cell>
              <table:table-cell office:value-type="float" office:value="47.4338">
                <text:p>47.4338</text:p>
              </table:table-cell>
              <table:table-cell office:value-type="float" office:value="30.1368">
                <text:p>30.1368</text:p>
              </table:table-cell>
              <table:table-cell office:value-type="float" office:value="20.9503">
                <text:p>20.9503</text:p>
              </table:table-cell>
              <table:table-cell office:value-type="float" office:value="19.1942">
                <text:p>19.1942</text:p>
              </table:table-cell>
              <table:table-cell office:value-type="float" office:value="17.4883">
                <text:p>17.4883</text:p>
              </table:table-cell>
              <table:table-cell office:value-type="float" office:value="96.3948">
                <text:p>96.3948</text:p>
              </table:table-cell>
              <table:table-cell office:value-type="float" office:value="14.4563">
                <text:p>14.4563</text:p>
              </table:table-cell>
              <table:table-cell office:value-type="float" office:value="154.7988">
                <text:p>154.7988</text:p>
              </table:table-cell>
              <table:table-cell office:value-type="float" office:value="12.0764">
                <text:p>12.0764</text:p>
              </table:table-cell>
              <table:table-cell office:value-type="float" office:value="11.3294">
                <text:p>11.3294</text:p>
              </table:table-cell>
              <table:table-cell office:value-type="float" office:value="123.9311">
                <text:p>123.9311</text:p>
              </table:table-cell>
              <table:table-cell office:value-type="float" office:value="9.8764">
                <text:p>9.8764</text:p>
              </table:table-cell>
              <table:table-cell office:value-type="float" office:value="10.5532">
                <text:p>10.553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001cm" svg:height="10.651cm" xlink:href="." xlink:type="simple" chart:class="chart:line" chart:style-name="ch1">
        <chart:title svg:x="8.808cm" svg:y="0.349cm" chart:style-name="ch2">
          <text:p>Vue.js</text:p>
        </chart:title>
        <chart:legend chart:legend-position="bottom" svg:x="5.51cm" svg:y="9.868cm" style:legend-expansion="wide" chart:style-name="ch3"/>
        <chart:plot-area chart:style-name="ch4" chart:data-source-has-labels="both" svg:x="1.391cm" svg:y="1.341cm" svg:width="17.23cm" svg:height="7.333cm">
          <chartooo:coordinate-region svg:x="2.012cm" svg:y="1.54cm" svg:width="16.143cm" svg:height="6.487cm"/>
          <chart:axis chart:dimension="x" chart:name="primary-x" chart:style-name="ch5" chartooo:axis-type="auto">
            <chartooo:date-scale/>
            <chart:title svg:x="8.586cm" svg:y="8.887cm" chart:style-name="ch6">
              <text:p>Wirtualne maszyny</text:p>
            </chart:title>
            <chart:categories table:cell-range-address="local-table.$B$1:.$R$1"/>
            <chart:grid chart:style-name="ch7" chart:class="major"/>
          </chart:axis>
          <chart:axis chart:dimension="y" chart:name="primary-y" chart:style-name="ch5">
            <chart:title svg:x="0.451cm" svg:y="5.369cm" chart:style-name="ch8">
              <text:p>FPS</text:p>
            </chart:title>
            <chart:grid chart:style-name="ch7" chart:class="major"/>
          </chart:axis>
          <chart:series chart:style-name="ch9" chart:values-cell-range-address="local-table.$B$2:.$R$2" chart:label-cell-address="local-table.$A$2" chart:class="chart:line">
            <chart:data-point chart:repeated="17"/>
          </chart:series>
          <chart:series chart:style-name="ch10" chart:values-cell-range-address="local-table.$B$3:.$R$3" chart:label-cell-address="local-table.$A$3" chart:class="chart:line">
            <chart:data-point chart:repeated="17"/>
          </chart:series>
          <chart:series chart:style-name="ch11" chart:values-cell-range-address="local-table.$B$4:.$R$4" chart:label-cell-address="local-table.$A$4" chart:class="chart:line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48">
                <text:p>48</text:p>
              </table:table-cell>
              <table:table-cell office:value-type="float" office:value="64">
                <text:p>64</text:p>
              </table:table-cell>
              <table:table-cell office:value-type="float" office:value="80">
                <text:p>80</text:p>
              </table:table-cell>
              <table:table-cell office:value-type="float" office:value="96">
                <text:p>96</text:p>
              </table:table-cell>
              <table:table-cell office:value-type="float" office:value="112">
                <text:p>112</text:p>
              </table:table-cell>
              <table:table-cell office:value-type="float" office:value="128">
                <text:p>128</text:p>
              </table:table-cell>
              <table:table-cell office:value-type="float" office:value="144">
                <text:p>144</text:p>
              </table:table-cell>
              <table:table-cell office:value-type="float" office:value="160">
                <text:p>160</text:p>
              </table:table-cell>
              <table:table-cell office:value-type="float" office:value="172">
                <text:p>172</text:p>
              </table:table-cell>
              <table:table-cell office:value-type="float" office:value="188">
                <text:p>188</text:p>
              </table:table-cell>
              <table:table-cell office:value-type="float" office:value="204">
                <text:p>204</text:p>
              </table:table-cell>
              <table:table-cell office:value-type="float" office:value="220">
                <text:p>220</text:p>
              </table:table-cell>
              <table:table-cell office:value-type="float" office:value="232">
                <text:p>232</text:p>
              </table:table-cell>
              <table:table-cell office:value-type="float" office:value="248">
                <text:p>248</text:p>
              </table:table-cell>
              <table:table-cell office:value-type="float" office:value="256">
                <text:p>256</text:p>
              </table:table-cell>
            </table:table-row>
          </table:table-header-rows>
          <table:table-rows>
            <table:table-row>
              <table:table-cell office:value-type="string">
                <text:p>Min</text:p>
              </table:table-cell>
              <table:table-cell office:value-type="float" office:value="24.3694">
                <text:p>24.3694</text:p>
              </table:table-cell>
              <table:table-cell office:value-type="float" office:value="24.2813">
                <text:p>24.2813</text:p>
              </table:table-cell>
              <table:table-cell office:value-type="float" office:value="26.7766">
                <text:p>26.7766</text:p>
              </table:table-cell>
              <table:table-cell office:value-type="float" office:value="19.1902">
                <text:p>19.1902</text:p>
              </table:table-cell>
              <table:table-cell office:value-type="float" office:value="21.5829">
                <text:p>21.5829</text:p>
              </table:table-cell>
              <table:table-cell office:value-type="float" office:value="2.4832">
                <text:p>2.4832</text:p>
              </table:table-cell>
              <table:table-cell office:value-type="float" office:value="17.196">
                <text:p>17.196</text:p>
              </table:table-cell>
              <table:table-cell office:value-type="float" office:value="13.5338">
                <text:p>13.5338</text:p>
              </table:table-cell>
              <table:table-cell office:value-type="float" office:value="12.4321">
                <text:p>12.4321</text:p>
              </table:table-cell>
              <table:table-cell office:value-type="float" office:value="11.0894">
                <text:p>11.0894</text:p>
              </table:table-cell>
              <table:table-cell office:value-type="float" office:value="11.0553">
                <text:p>11.0553</text:p>
              </table:table-cell>
              <table:table-cell office:value-type="float" office:value="9.3312">
                <text:p>9.3312</text:p>
              </table:table-cell>
              <table:table-cell office:value-type="float" office:value="9.1819">
                <text:p>9.1819</text:p>
              </table:table-cell>
              <table:table-cell office:value-type="float" office:value="9.6745">
                <text:p>9.6745</text:p>
              </table:table-cell>
              <table:table-cell office:value-type="float" office:value="8.7072">
                <text:p>8.7072</text:p>
              </table:table-cell>
              <table:table-cell office:value-type="float" office:value="7.3952">
                <text:p>7.3952</text:p>
              </table:table-cell>
              <table:table-cell office:value-type="float" office:value="7.5943">
                <text:p>7.5943</text:p>
              </table:table-cell>
            </table:table-row>
            <table:table-row>
              <table:table-cell office:value-type="string">
                <text:p>Średnia arytmetyczna</text:p>
              </table:table-cell>
              <table:table-cell office:value-type="float" office:value="60.4745">
                <text:p>60.4745</text:p>
              </table:table-cell>
              <table:table-cell office:value-type="float" office:value="60.0086">
                <text:p>60.0086</text:p>
              </table:table-cell>
              <table:table-cell office:value-type="float" office:value="59.5959">
                <text:p>59.5959</text:p>
              </table:table-cell>
              <table:table-cell office:value-type="float" office:value="48.9094">
                <text:p>48.9094</text:p>
              </table:table-cell>
              <table:table-cell office:value-type="float" office:value="39.7192">
                <text:p>39.7192</text:p>
              </table:table-cell>
              <table:table-cell office:value-type="float" office:value="34.9015">
                <text:p>34.9015</text:p>
              </table:table-cell>
              <table:table-cell office:value-type="float" office:value="30.8042">
                <text:p>30.8042</text:p>
              </table:table-cell>
              <table:table-cell office:value-type="float" office:value="27.1781">
                <text:p>27.1781</text:p>
              </table:table-cell>
              <table:table-cell office:value-type="float" office:value="24.6659">
                <text:p>24.6659</text:p>
              </table:table-cell>
              <table:table-cell office:value-type="float" office:value="23.6055">
                <text:p>23.6055</text:p>
              </table:table-cell>
              <table:table-cell office:value-type="float" office:value="21.2693">
                <text:p>21.2693</text:p>
              </table:table-cell>
              <table:table-cell office:value-type="float" office:value="20.5708">
                <text:p>20.5708</text:p>
              </table:table-cell>
              <table:table-cell office:value-type="float" office:value="18.9126">
                <text:p>18.9126</text:p>
              </table:table-cell>
              <table:table-cell office:value-type="float" office:value="17.4626">
                <text:p>17.4626</text:p>
              </table:table-cell>
              <table:table-cell office:value-type="float" office:value="16.8787">
                <text:p>16.8787</text:p>
              </table:table-cell>
              <table:table-cell office:value-type="float" office:value="15.9194">
                <text:p>15.9194</text:p>
              </table:table-cell>
              <table:table-cell office:value-type="float" office:value="15.7355">
                <text:p>15.7355</text:p>
              </table:table-cell>
            </table:table-row>
            <table:table-row>
              <table:table-cell office:value-type="string">
                <text:p>Max</text:p>
              </table:table-cell>
              <table:table-cell office:value-type="float" office:value="98.7069">
                <text:p>98.7069</text:p>
              </table:table-cell>
              <table:table-cell office:value-type="float" office:value="101.6777">
                <text:p>101.6777</text:p>
              </table:table-cell>
              <table:table-cell office:value-type="float" office:value="77.688">
                <text:p>77.688</text:p>
              </table:table-cell>
              <table:table-cell office:value-type="float" office:value="81.3273">
                <text:p>81.3273</text:p>
              </table:table-cell>
              <table:table-cell office:value-type="float" office:value="56.8893">
                <text:p>56.8893</text:p>
              </table:table-cell>
              <table:table-cell office:value-type="float" office:value="56.5259">
                <text:p>56.5259</text:p>
              </table:table-cell>
              <table:table-cell office:value-type="float" office:value="39.2866">
                <text:p>39.2866</text:p>
              </table:table-cell>
              <table:table-cell office:value-type="float" office:value="33.8868">
                <text:p>33.8868</text:p>
              </table:table-cell>
              <table:table-cell office:value-type="float" office:value="36.6865">
                <text:p>36.6865</text:p>
              </table:table-cell>
              <table:table-cell office:value-type="float" office:value="28.9084">
                <text:p>28.9084</text:p>
              </table:table-cell>
              <table:table-cell office:value-type="float" office:value="26.5048">
                <text:p>26.5048</text:p>
              </table:table-cell>
              <table:table-cell office:value-type="float" office:value="28.8085">
                <text:p>28.8085</text:p>
              </table:table-cell>
              <table:table-cell office:value-type="float" office:value="27.5475">
                <text:p>27.5475</text:p>
              </table:table-cell>
              <table:table-cell office:value-type="float" office:value="21.9135">
                <text:p>21.9135</text:p>
              </table:table-cell>
              <table:table-cell office:value-type="float" office:value="22.2573">
                <text:p>22.2573</text:p>
              </table:table-cell>
              <table:table-cell office:value-type="float" office:value="20.9855">
                <text:p>20.9855</text:p>
              </table:table-cell>
              <table:table-cell office:value-type="float" office:value="20.5132">
                <text:p>20.513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